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7.0035in" fo:margin-left="-0.5in" style:page-number="auto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9361in"/>
    </style:style>
    <style:style style:name="Table1.C" style:family="table-column">
      <style:table-column-properties style:column-width="2.6924in"/>
    </style:style>
    <style:style style:name="Table1.1" style:family="table-row">
      <style:table-row-properties style:min-row-height="1.121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285in" fo:keep-together="auto"/>
    </style:style>
    <style:style style:name="Table1.3" style:family="table-row">
      <style:table-row-properties style:min-row-height="0.1583in" fo:keep-together="auto"/>
    </style:style>
    <style:style style:name="Table1.4" style:family="table-row">
      <style:table-row-properties style:min-row-height="0.0889in" fo:keep-together="auto"/>
    </style:style>
    <style:style style:name="Table1.5" style:family="table-row">
      <style:table-row-properties style:min-row-height="0.6444in" fo:keep-together="auto"/>
    </style:style>
    <style:style style:name="Table1.7" style:family="table-row">
      <style:table-row-properties style:min-row-height="0.6549in" fo:keep-together="auto"/>
    </style:style>
    <style:style style:name="Table1.15" style:family="table-row">
      <style:table-row-properties style:min-row-height="0.6764in" fo:keep-together="auto"/>
    </style:style>
    <style:style style:name="Table1.18" style:family="table-row">
      <style:table-row-properties style:min-row-height="0.1597in" fo:keep-together="auto"/>
    </style:style>
    <style:style style:name="Table1.19" style:family="table-row">
      <style:table-row-properties style:min-row-height="0.3632in" fo:keep-together="auto"/>
    </style:style>
    <style:style style:name="Table1.20" style:family="table-row">
      <style:table-row-properties style:min-row-height="0.184in" fo:keep-together="auto"/>
    </style:style>
    <style:style style:name="Table1.22" style:family="table-row">
      <style:table-row-properties style:min-row-height="0.8347in" fo:keep-together="auto"/>
    </style:style>
    <style:style style:name="Table1.25" style:family="table-row">
      <style:table-row-properties style:min-row-height="0.1688in" fo:keep-together="auto"/>
    </style:style>
    <style:style style:name="Table1.27" style:family="table-row">
      <style:table-row-properties style:min-row-height="0.1889in" fo:keep-together="auto"/>
    </style:style>
    <style:style style:name="Table1.28" style:family="table-row">
      <style:table-row-properties style:min-row-height="0.9118in" fo:keep-together="auto"/>
    </style:style>
    <style:style style:name="Table1.30" style:family="table-row">
      <style:table-row-properties style:min-row-height="1.1986in" fo:keep-together="auto"/>
    </style:style>
    <style:style style:name="Table1.32" style:family="table-row">
      <style:table-row-properties style:min-row-height="0.6653in" fo:keep-together="auto"/>
    </style:style>
    <style:style style:name="Table1.33" style:family="table-row">
      <style:table-row-properties style:min-row-height="0.1896in" fo:keep-together="auto"/>
    </style:style>
    <style:style style:name="Table1.36" style:family="table-row">
      <style:table-row-properties style:min-row-height="0.8451in" fo:keep-together="auto"/>
    </style:style>
    <style:style style:name="Table1.38" style:family="table-row">
      <style:table-row-properties style:min-row-height="0.4861in" fo:keep-together="auto"/>
    </style:style>
    <style:style style:name="Table1.40" style:family="table-row">
      <style:table-row-properties style:min-row-height="0.3167in" fo:keep-together="auto"/>
    </style:style>
    <style:style style:name="Table1.41" style:family="table-row">
      <style:table-row-properties style:min-row-height="0.1701in" fo:keep-together="auto"/>
    </style:style>
    <style:style style:name="Table1.42" style:family="table-row">
      <style:table-row-properties style:min-row-height="0.0563in" fo:keep-together="auto"/>
    </style:style>
    <style:style style:name="Table1.44" style:family="table-row">
      <style:table-row-properties style:min-row-height="0.160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829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fo:font-size="10pt" officeooo:paragraph-rsid="0041508b" style:font-size-asian="10pt" style:font-size-complex="10pt"/>
    </style:style>
    <style:style style:name="P8" style:family="paragraph" style:parent-style-name="Standard">
      <style:paragraph-properties fo:orphans="0" fo:widows="0" style:snap-to-layout-grid="false"/>
      <style:text-properties fo:font-size="10pt" officeooo:paragraph-rsid="00266119" style:font-size-asian="10pt" style:font-size-complex="10pt"/>
    </style:style>
    <style:style style:name="P9" style:family="paragraph" style:parent-style-name="Standard">
      <style:paragraph-properties style:snap-to-layout-grid="false"/>
      <style:text-properties fo:font-size="10pt" officeooo:rsid="001a829d" officeooo:paragraph-rsid="001a829d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font-size="10pt" officeooo:rsid="001d6928" officeooo:paragraph-rsid="001d6928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font-size="10pt" officeooo:rsid="0032a979" officeooo:paragraph-rsid="0032a979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font-size="10pt" officeooo:rsid="00356c3c" officeooo:paragraph-rsid="00356c3c" style:font-size-asian="10pt" style:font-size-complex="10pt"/>
    </style:style>
    <style:style style:name="P13" style:family="paragraph" style:parent-style-name="Standard">
      <style:paragraph-properties style:snap-to-layout-grid="false"/>
      <style:text-properties fo:font-size="10pt" officeooo:rsid="003775e8" officeooo:paragraph-rsid="0041508b" style:font-size-asian="10pt" style:font-size-complex="10pt"/>
    </style:style>
    <style:style style:name="P14" style:family="paragraph" style:parent-style-name="Standard">
      <style:text-properties fo:font-size="10pt" officeooo:paragraph-rsid="0041508b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officeooo:rsid="0038febe" officeooo:paragraph-rsid="0041508b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officeooo:rsid="004582ed" officeooo:paragraph-rsid="004582ed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officeooo:rsid="00472318" officeooo:paragraph-rsid="00473736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officeooo:rsid="00481e0f" officeooo:paragraph-rsid="00481e0f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officeooo:rsid="004b4dd7" officeooo:paragraph-rsid="004b4dd7" style:font-size-asian="10pt" style:font-size-complex="10pt"/>
    </style:style>
    <style:style style:name="P21" style:family="paragraph" style:parent-style-name="Standard">
      <style:text-properties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3" style:family="paragraph" style:parent-style-name="Standard">
      <style:paragraph-properties style:snap-to-layout-grid="false"/>
      <style:text-properties fo:font-size="10pt" fo:font-weight="bold" officeooo:paragraph-rsid="001ec96b" style:font-size-asian="10pt" style:font-weight-asian="bold" style:font-size-complex="10pt"/>
    </style:style>
    <style:style style:name="P24" style:family="paragraph" style:parent-style-name="Standard">
      <style:paragraph-properties style:snap-to-layout-grid="false"/>
      <style:text-properties fo:font-size="10pt" fo:font-weight="bold" officeooo:paragraph-rsid="00356c3c" style:font-size-asian="10pt" style:font-weight-asian="bold" style:font-size-complex="10pt"/>
    </style:style>
    <style:style style:name="P25" style:family="paragraph" style:parent-style-name="Standard">
      <style:paragraph-properties style:snap-to-layout-grid="false"/>
      <style:text-properties fo:font-size="10pt" fo:font-weight="bold" officeooo:rsid="001a829d" officeooo:paragraph-rsid="001a829d" style:font-size-asian="10pt" style:font-weight-asian="bold" style:font-size-complex="10pt" style:font-weight-complex="bold"/>
    </style:style>
    <style:style style:name="P26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 style:font-weight-complex="bold"/>
    </style:style>
    <style:style style:name="P27" style:family="paragraph" style:parent-style-name="Standard">
      <style:paragraph-properties style:snap-to-layout-grid="false"/>
      <style:text-properties fo:font-size="10pt" fo:font-weight="bold" officeooo:rsid="0038febe" officeooo:paragraph-rsid="0038febe" style:font-size-asian="10pt" style:font-weight-asian="bold" style:font-size-complex="10pt" style:font-weight-complex="bold"/>
    </style:style>
    <style:style style:name="P28" style:family="paragraph" style:parent-style-name="Standard">
      <style:paragraph-properties style:snap-to-layout-grid="false"/>
      <style:text-properties fo:font-size="10pt" fo:font-weight="bold" officeooo:rsid="0041508b" officeooo:paragraph-rsid="0041508b" style:font-size-asian="10pt" style:font-weight-asian="bold" style:font-size-complex="10pt" style:font-weight-complex="bold"/>
    </style:style>
    <style:style style:name="P29" style:family="paragraph" style:parent-style-name="Standard">
      <style:paragraph-properties style:snap-to-layout-grid="false"/>
      <style:text-properties fo:font-size="10pt" fo:font-weight="bold" officeooo:rsid="004582ed" officeooo:paragraph-rsid="004582ed" style:font-size-asian="10pt" style:font-weight-asian="bold" style:font-size-complex="10pt" style:font-weight-complex="bold"/>
    </style:style>
    <style:style style:name="P30" style:family="paragraph" style:parent-style-name="Standard">
      <style:paragraph-properties style:snap-to-layout-grid="false"/>
      <style:text-properties fo:font-size="10pt" fo:font-weight="bold" officeooo:rsid="00472318" officeooo:paragraph-rsid="00472318" style:font-size-asian="10pt" style:font-weight-asian="bold" style:font-size-complex="10pt" style:font-weight-complex="bold"/>
    </style:style>
    <style:style style:name="P31" style:family="paragraph" style:parent-style-name="Standard">
      <style:paragraph-properties style:snap-to-layout-grid="false"/>
      <style:text-properties fo:font-size="10pt" fo:font-weight="bold" officeooo:rsid="00481e0f" officeooo:paragraph-rsid="00481e0f" style:font-size-asian="10pt" style:font-weight-asian="bold" style:font-size-complex="10pt" style:font-weight-complex="bold"/>
    </style:style>
    <style:style style:name="P32" style:family="paragraph" style:parent-style-name="Standard">
      <style:paragraph-properties style:snap-to-layout-grid="false"/>
      <style:text-properties fo:font-size="10pt" fo:font-weight="bold" officeooo:rsid="001ec96b" officeooo:paragraph-rsid="001ec96b" style:font-size-asian="10pt" style:font-weight-asian="bold" style:font-size-complex="10pt"/>
    </style:style>
    <style:style style:name="P33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/>
    </style:style>
    <style:style style:name="P34" style:family="paragraph" style:parent-style-name="Standard">
      <style:text-properties fo:font-size="10pt" fo:font-weight="bold" officeooo:rsid="001d6928" officeooo:paragraph-rsid="001d6928" style:font-size-asian="10pt" style:font-weight-asian="bold" style:font-size-complex="10pt"/>
    </style:style>
    <style:style style:name="P35" style:family="paragraph" style:parent-style-name="Standard">
      <style:paragraph-properties style:snap-to-layout-grid="false"/>
      <style:text-properties fo:font-size="10pt" fo:font-weight="bold" officeooo:rsid="0032a979" officeooo:paragraph-rsid="0032a979" style:font-size-asian="10pt" style:font-weight-asian="bold" style:font-size-complex="10pt"/>
    </style:style>
    <style:style style:name="P36" style:family="paragraph" style:parent-style-name="Standard">
      <style:paragraph-properties style:snap-to-layout-grid="false"/>
      <style:text-properties fo:font-size="10pt" fo:font-weight="bold" officeooo:rsid="0032a979" officeooo:paragraph-rsid="00356c3c" style:font-size-asian="10pt" style:font-weight-asian="bold" style:font-size-complex="10pt" style:font-weight-complex="normal"/>
    </style:style>
    <style:style style:name="P37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style:snap-to-layout-grid="false"/>
      <style:text-properties fo:font-size="10pt" fo:font-weight="normal" officeooo:rsid="00472318" officeooo:paragraph-rsid="00472318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style:snap-to-layout-grid="false"/>
    </style:style>
    <style:style style:name="P40" style:family="paragraph" style:parent-style-name="Standard">
      <style:paragraph-properties fo:orphans="0" fo:widows="0"/>
    </style:style>
    <style:style style:name="P41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bold" officeooo:rsid="0041508b" officeooo:paragraph-rsid="0041508b" style:font-name-asian="SimSu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P42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42fd42" officeooo:paragraph-rsid="00472318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315dce" officeooo:paragraph-rsid="0041508b" style:font-size-asian="10pt" style:font-size-complex="10pt" fo:hyphenate="false" fo:hyphenation-remain-char-count="2" fo:hyphenation-push-char-count="2" loext:hyphenation-no-caps="false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444f1f" officeooo:paragraph-rsid="00444f1f" style:font-size-asian="10pt" style:font-size-complex="10pt" fo:hyphenate="false" fo:hyphenation-remain-char-count="2" fo:hyphenation-push-char-count="2" loext:hyphenation-no-caps="false"/>
    </style:style>
    <style:style style:name="P45" style:family="paragraph" style:parent-style-name="Standard" style:list-style-name="WW8Num4">
      <style:text-properties fo:font-size="10pt" style:font-size-asian="10pt" style:font-size-complex="10pt"/>
    </style:style>
    <style:style style:name="P46" style:family="paragraph" style:parent-style-name="Standard" style:list-style-name="WW8Num4">
      <style:paragraph-properties style:snap-to-layout-grid="false"/>
      <style:text-properties fo:font-size="10pt" style:font-size-asian="10pt" style:font-size-complex="10pt"/>
    </style:style>
    <style:style style:name="P47" style:family="paragraph" style:parent-style-name="Standard" style:list-style-name="WW8Num5">
      <style:text-properties fo:font-size="10pt" officeooo:rsid="0032a979" officeooo:paragraph-rsid="0032a979" style:font-size-asian="10pt" style:font-size-complex="10pt"/>
    </style:style>
    <style:style style:name="P48" style:family="paragraph" style:parent-style-name="Standard" style:list-style-name="WW8Num5">
      <style:text-properties fo:font-size="10pt" style:font-size-asian="10pt" style:font-size-complex="10pt"/>
    </style:style>
    <style:style style:name="P49" style:family="paragraph" style:parent-style-name="Standard" style:list-style-name="WW8Num5">
      <style:text-properties fo:font-size="10pt" officeooo:rsid="002c80d9" officeooo:paragraph-rsid="002c80d9" style:font-size-asian="10pt" style:font-size-complex="10pt"/>
    </style:style>
    <style:style style:name="P50" style:family="paragraph" style:parent-style-name="Standard" style:list-style-name="WW8Num3">
      <style:text-properties fo:font-size="10pt" style:font-size-asian="10pt" style:font-size-complex="10pt"/>
    </style:style>
    <style:style style:name="P51" style:family="paragraph" style:parent-style-name="Standard" style:list-style-name="WW8Num1">
      <style:text-properties fo:font-size="10pt" style:font-size-asian="10pt" style:font-size-complex="10pt"/>
    </style:style>
    <style:style style:name="P52" style:family="paragraph" style:parent-style-name="Standard" style:list-style-name="WW8Num1">
      <style:text-properties fo:font-size="10pt" officeooo:rsid="001d6928" officeooo:paragraph-rsid="001d6928" style:font-size-asian="10pt" style:font-size-complex="10pt"/>
    </style:style>
    <style:style style:name="P53" style:family="paragraph" style:parent-style-name="Standard" style:list-style-name="WW8Num2">
      <style:text-properties fo:font-size="10pt" style:font-size-asian="10pt" style:font-size-complex="10pt"/>
    </style:style>
    <style:style style:name="P54" style:family="paragraph" style:parent-style-name="Standard" style:list-style-name="WW8Num2">
      <style:paragraph-properties style:snap-to-layout-grid="false"/>
      <style:text-properties fo:font-size="10pt" officeooo:rsid="001e10d5" officeooo:paragraph-rsid="00240566" style:font-size-asian="10pt" style:font-size-complex="10pt"/>
    </style:style>
    <style:style style:name="P55" style:family="paragraph" style:parent-style-name="Standard" style:list-style-name="WW8Num2">
      <style:paragraph-properties style:snap-to-layout-grid="false"/>
      <style:text-properties fo:font-size="10pt" officeooo:rsid="001e10d5" officeooo:paragraph-rsid="0041508b" style:font-size-asian="10pt" style:font-size-complex="10pt"/>
    </style:style>
    <style:style style:name="P56" style:family="paragraph" style:parent-style-name="Standard" style:list-style-name="WW8Num2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57" style:family="paragraph" style:parent-style-name="Standard">
      <style:paragraph-properties style:snap-to-layout-grid="false"/>
      <style:text-properties fo:font-size="10pt" officeooo:rsid="005079f2" officeooo:paragraph-rsid="005079f2" style:font-size-asian="10pt" style:font-size-complex="10pt"/>
    </style:style>
    <style:style style:name="P58" style:family="paragraph" style:parent-style-name="Standard">
      <style:paragraph-properties style:snap-to-layout-grid="false"/>
      <style:text-properties fo:font-size="10pt" officeooo:rsid="00523ce9" officeooo:paragraph-rsid="00523ce9" style:font-size-asian="10pt" style:font-size-complex="10pt"/>
    </style:style>
    <style:style style:name="P59" style:family="paragraph" style:parent-style-name="Standard">
      <style:paragraph-properties style:snap-to-layout-grid="false"/>
      <style:text-properties fo:font-size="10pt" officeooo:rsid="004b4dd7" officeooo:paragraph-rsid="004b4dd7" style:font-size-asian="10pt" style:font-size-complex="10pt"/>
    </style:style>
    <style:style style:name="P60" style:family="paragraph" style:parent-style-name="Standard" style:list-style-name="WW8Num5">
      <style:paragraph-properties style:snap-to-layout-grid="false"/>
      <style:text-properties fo:font-size="10pt" fo:font-weight="normal" officeooo:rsid="0032a979" officeooo:paragraph-rsid="0038febe" style:font-size-asian="10pt" style:font-weight-asian="normal" style:font-size-complex="10pt" style:font-weight-complex="normal"/>
    </style:style>
    <style:style style:name="P61" style:family="paragraph" style:parent-style-name="Standard" style:list-style-name="WW8Num5">
      <style:text-properties fo:font-size="10pt" fo:font-weight="normal" officeooo:rsid="0032a979" officeooo:paragraph-rsid="0032a979" style:font-size-asian="10pt" style:font-weight-asian="normal" style:font-size-complex="10pt" style:font-weight-complex="normal"/>
    </style:style>
    <style:style style:name="P62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8febe" style:font-size-asian="10pt" style:font-weight-asian="normal" style:font-size-complex="10pt" style:font-weight-complex="normal"/>
    </style:style>
    <style:style style:name="P63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c5009" style:font-size-asian="10pt" style:font-weight-asian="normal" style:font-size-complex="10pt" style:font-weight-complex="normal"/>
    </style:style>
    <style:style style:name="P64" style:family="paragraph" style:parent-style-name="Standard" style:list-style-name="WW8Num5">
      <style:paragraph-properties style:snap-to-layout-grid="false"/>
      <style:text-properties fo:font-size="10pt" fo:font-weight="normal" officeooo:rsid="001a829d" officeooo:paragraph-rsid="001a829d" style:font-size-asian="10pt" style:font-weight-asian="normal" style:font-size-complex="10pt" style:font-weight-complex="normal"/>
    </style:style>
    <style:style style:name="P65" style:family="paragraph" style:parent-style-name="Standard" style:list-style-name="WW8Num3">
      <style:paragraph-properties style:snap-to-layout-grid="false"/>
      <style:text-properties fo:font-size="10pt" fo:font-weight="normal" officeooo:rsid="001d6928" officeooo:paragraph-rsid="001d6928" style:font-size-asian="10pt" style:font-weight-asian="normal" style:font-size-complex="10pt" style:font-weight-complex="normal"/>
    </style:style>
    <style:style style:name="P66" style:family="paragraph" style:parent-style-name="Standard" style:list-style-name="WW8Num2">
      <style:paragraph-properties style:snap-to-layout-grid="false"/>
      <style:text-properties fo:font-size="10pt" fo:font-weight="normal" officeooo:rsid="001d6928" officeooo:paragraph-rsid="0041508b" style:font-size-asian="10pt" style:font-weight-asian="normal" style:font-size-complex="10pt" style:font-weight-complex="normal"/>
    </style:style>
    <style:style style:name="P67" style:family="paragraph" style:parent-style-name="Standard" style:list-style-name="WW8Num2">
      <style:paragraph-properties style:snap-to-layout-grid="false"/>
      <style:text-properties fo:font-size="10pt" fo:font-weight="normal" officeooo:rsid="0038e66f" officeooo:paragraph-rsid="0041508b" style:font-size-asian="10pt" style:font-weight-asian="normal" style:font-size-complex="10pt" style:font-weight-complex="normal"/>
    </style:style>
    <style:style style:name="P68" style:family="paragraph" style:parent-style-name="Standard" style:list-style-name="WW8Num2">
      <style:paragraph-properties style:snap-to-layout-grid="false"/>
      <style:text-properties fo:font-size="10pt" fo:font-weight="normal" officeooo:rsid="001e10d5" officeooo:paragraph-rsid="0041508b" style:font-size-asian="10pt" style:font-weight-asian="normal" style:font-size-complex="10pt" style:font-weight-complex="normal"/>
    </style:style>
    <style:style style:name="P69" style:family="paragraph" style:parent-style-name="Standard" style:list-style-name="WW8Num2">
      <style:paragraph-properties style:snap-to-layout-grid="false"/>
      <style:text-properties fo:font-size="10pt" fo:font-weight="normal" officeooo:rsid="001ec96b" officeooo:paragraph-rsid="0041508b" style:font-size-asian="10pt" style:font-weight-asian="normal" style:font-size-complex="10pt" style:font-weight-complex="normal"/>
    </style:style>
    <style:style style:name="P70" style:family="paragraph" style:parent-style-name="Standard" style:list-style-name="WW8Num2">
      <style:paragraph-properties style:snap-to-layout-grid="false"/>
      <style:text-properties fo:font-size="10pt" fo:font-weight="normal" officeooo:rsid="00240566" officeooo:paragraph-rsid="0041508b" style:font-size-asian="10pt" style:font-weight-asian="normal" style:font-size-complex="10pt" style:font-weight-complex="normal"/>
    </style:style>
    <style:style style:name="P71" style:family="paragraph" style:parent-style-name="Standard" style:list-style-name="WW8Num2">
      <style:paragraph-properties style:snap-to-layout-grid="false"/>
      <style:text-properties fo:font-size="10pt" fo:font-weight="normal" officeooo:rsid="003309bc" officeooo:paragraph-rsid="0041508b" style:font-size-asian="10pt" style:font-weight-asian="normal" style:font-size-complex="10pt" style:font-weight-complex="normal"/>
    </style:style>
    <style:style style:name="P72" style:family="paragraph" style:parent-style-name="Standard" style:list-style-name="WW8Num5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344d8b" officeooo:paragraph-rsid="0041508b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73" style:family="paragraph" style:parent-style-name="Standard" style:list-style-name="WW8Num2">
      <style:paragraph-properties style:snap-to-layout-grid="false"/>
      <style:text-properties style:use-window-font-color="true" loext:opacity="0%" style:font-name="Times New Roman" fo:font-size="10pt" fo:language="en" fo:country="US" officeooo:rsid="001e10d5" officeooo:paragraph-rsid="00240566" style:font-name-asian="SimSun" style:font-size-asian="10pt" style:language-asian="zh" style:country-asian="CN" style:font-name-complex="Times New Roman" style:font-size-complex="10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09bc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a829d" style:font-size-asian="10pt" style:font-size-complex="10pt"/>
    </style:style>
    <style:style style:name="T5" style:family="text">
      <style:text-properties officeooo:rsid="001a829d"/>
    </style:style>
    <style:style style:name="T6" style:family="text">
      <style:text-properties officeooo:rsid="001c1b0b"/>
    </style:style>
    <style:style style:name="T7" style:family="text">
      <style:text-properties officeooo:rsid="001ec96b"/>
    </style:style>
    <style:style style:name="T8" style:family="text">
      <style:text-properties officeooo:rsid="00240566"/>
    </style:style>
    <style:style style:name="T9" style:family="text">
      <style:text-properties officeooo:rsid="0024cc9d"/>
    </style:style>
    <style:style style:name="T10" style:family="text">
      <style:text-properties officeooo:rsid="00266119"/>
    </style:style>
    <style:style style:name="T11" style:family="text">
      <style:text-properties officeooo:rsid="002de9bc"/>
    </style:style>
    <style:style style:name="T12" style:family="text">
      <style:text-properties officeooo:rsid="0032a979"/>
    </style:style>
    <style:style style:name="T13" style:family="text">
      <style:text-properties officeooo:rsid="0037d388"/>
    </style:style>
    <style:style style:name="T14" style:family="text">
      <style:text-properties officeooo:rsid="0038febe"/>
    </style:style>
    <style:style style:name="T15" style:family="text">
      <style:text-properties officeooo:rsid="003ab87d"/>
    </style:style>
    <style:style style:name="T16" style:family="text">
      <style:text-properties officeooo:rsid="003c5009"/>
    </style:style>
    <style:style style:name="T17" style:family="text">
      <style:text-properties officeooo:rsid="0041508b"/>
    </style:style>
    <style:style style:name="T18" style:family="text">
      <style:text-properties officeooo:rsid="003777bc"/>
    </style:style>
    <style:style style:name="T19" style:family="text">
      <style:text-properties officeooo:rsid="003775e8"/>
    </style:style>
    <style:style style:name="T20" style:family="text">
      <style:text-properties officeooo:rsid="00315dce"/>
    </style:style>
    <style:style style:name="T21" style:family="text">
      <style:text-properties style:use-window-font-color="true" loext:opacity="0%" style:font-name="Times New Roman" fo:language="en" fo:country="US" officeooo:rsid="003777bc" style:font-name-asian="SimSun" style:language-asian="zh" style:country-asian="CN" style:font-name-complex="Times New Roman" style:language-complex="ar" style:country-complex="SA"/>
    </style:style>
    <style:style style:name="T22" style:family="text">
      <style:text-properties style:use-window-font-color="true" loext:opacity="0%" style:font-name="Times New Roman" fo:language="en" fo:country="US" officeooo:rsid="0041508b" style:font-name-asian="SimSun" style:language-asian="zh" style:country-asian="CN" style:font-name-complex="Times New Roman" style:language-complex="ar" style:country-complex="SA"/>
    </style:style>
    <style:style style:name="T23" style:family="text">
      <style:text-properties style:use-window-font-color="true" loext:opacity="0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4" style:family="text">
      <style:text-properties style:use-window-font-color="true" loext:opacity="0%" style:text-position="super 58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5" style:family="text">
      <style:text-properties officeooo:rsid="0031f0ed"/>
    </style:style>
    <style:style style:name="T26" style:family="text">
      <style:text-properties officeooo:rsid="00344d8b"/>
    </style:style>
    <style:style style:name="T27" style:family="text">
      <style:text-properties officeooo:rsid="0032bca8"/>
    </style:style>
    <style:style style:name="T28" style:family="text">
      <style:text-properties officeooo:rsid="003309bc"/>
    </style:style>
    <style:style style:name="T29" style:family="text">
      <style:text-properties officeooo:rsid="0038e66f"/>
    </style:style>
    <style:style style:name="T30" style:family="text">
      <style:text-properties officeooo:rsid="0038251d"/>
    </style:style>
    <style:style style:name="T31" style:family="text">
      <style:text-properties officeooo:rsid="003adf16"/>
    </style:style>
    <style:style style:name="T32" style:family="text">
      <style:text-properties officeooo:rsid="004582ed"/>
    </style:style>
    <style:style style:name="T33" style:family="text">
      <style:text-properties officeooo:rsid="00472318"/>
    </style:style>
    <style:style style:name="T34" style:family="text">
      <style:text-properties officeooo:rsid="00473736"/>
    </style:style>
    <style:style style:name="T35" style:family="text">
      <style:text-properties officeooo:rsid="00481e0f"/>
    </style:style>
    <style:style style:name="T36" style:family="text">
      <style:text-properties officeooo:rsid="004aa085"/>
    </style:style>
    <style:style style:name="T37" style:family="text">
      <style:text-properties style:text-position="super 58%" officeooo:rsid="004aa085"/>
    </style:style>
    <style:style style:name="T38" style:family="text">
      <style:text-properties fo:font-weight="normal" officeooo:rsid="003309bc" style:font-weight-asian="normal" style:font-weight-complex="normal"/>
    </style:style>
    <style:style style:name="T39" style:family="text">
      <style:text-properties officeooo:rsid="004b4dd7"/>
    </style:style>
    <style:style style:name="T40" style:family="text">
      <style:text-properties officeooo:rsid="00534e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>Mark Khusid</text:p>
            <text:p text:style-name="P5">566 Highland Avenue</text:p>
            <text:p text:style-name="P5">Buffalo, NY 14223</text:p>
            <text:p text:style-name="P5"><text:span text:style-name="T9">Cellphone </text:span>(716)<text:span text:style-name="T5">392</text:span>-<text:span text:style-name="T5">9908</text:span></text:p>
            <text:p text:style-name="P1"><text:a xlink:type="simple" xlink:href="mailto:markkhusid@protonmail.com" text:style-name="Internet_20_link" text:visited-style-name="Visited_20_Internet_20_Link"><text:span text:style-name="Internet_20_link"><text:span text:style-name="T3">markkhusid@</text:span></text:span></text:a><text:a xlink:type="simple" xlink:href="mailto:markkhusid@protonmail.com" text:style-name="Internet_20_link" text:visited-style-name="Visited_20_Internet_20_Link"><text:span text:style-name="Internet_20_link"><text:span text:style-name="T4">protonmail</text:span></text:span></text:a><text:a xlink:type="simple" xlink:href="mailto:markkhusid@protonmail.com" text:style-name="Internet_20_link" text:visited-style-name="Visited_20_Internet_20_Link"><text:span text:style-name="Internet_20_link"><text:span text:style-name="T3">.com</text:span></text:span></text:a></text:p>
            <text:p text:style-name="P2"><text:a xlink:type="simple" xlink:href="http://www.mkdynamics.net/" text:style-name="Internet_20_link" text:visited-style-name="Visited_20_Internet_20_Link"><text:span text:style-name="Internet_20_link"><text:span text:style-name="T4">www.mkdynamics.net</text:span></text:span></text:a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39"><text:span text:style-name="Internet_20_link"><text:span text:style-name="T3"/></text:span>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22">Objective</text:p>
          </table:table-cell>
          <table:table-cell table:style-name="Table1.A1" table:number-columns-spanned="2" office:value-type="string">
            <text:p text:style-name="P22">A challenging position in <text:span text:style-name="T12">electrical </text:span><text:span text:style-name="T17">and computer </text:span><text:span text:style-name="T12">design engineering</text:span></text:p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32">University</text:p>
            <text:p text:style-name="P23">Education</text:p>
            <text:p text:style-name="P37">1995<text:span text:style-name="T5"> – </text:span>2000</text:p>
            <text:p text:style-name="P32"/>
          </table:table-cell>
          <table:table-cell table:style-name="Table1.A1" table:number-columns-spanned="2" office:value-type="string">
            <text:p text:style-name="P22">Polytechnic University, Brooklyn, N.Y.</text:p>
            <text:p text:style-name="P4">Bachelor of Science in Electrical and Computer Engineering</text:p>
            <text:p text:style-name="P4">Graduation Date: Spring 2000</text:p>
            <text:p text:style-name="P4">GPA: 3.<text:span text:style-name="T39">468</text:span> / 4.00<text:span text:style-name="T39">0</text:span></text:p>
          </table:table-cell>
          <table:covered-table-cell/>
        </table:table-row>
        <table:table-row table:style-name="Table1.3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22">Course Work</text:p>
            <text:p text:style-name="P32">Polytechnic University</text:p>
            <text:p text:style-name="P37">1995<text:span text:style-name="T5"> – </text:span>2000</text:p>
          </table:table-cell>
          <table:table-cell table:style-name="Table1.A1" office:value-type="string">
            <text:p text:style-name="P7"><text:span text:style-name="T18">Electric</text:span><text:span text:style-name="T17">al</text:span><text:span text:style-name="T18"> and </text:span>Electronic <text:span text:style-name="T18">Circuit Analysis</text:span></text:p>
            <text:p text:style-name="P14">C, C++, Assembly, <text:span text:style-name="T19">and </text:span><text:span text:style-name="T20">Fortran </text:span>languages</text:p>
            <text:p text:style-name="P14">TCP/IP Analysis and Programming </text:p>
            <text:p text:style-name="P14">Electric Circuit Design and Testing</text:p>
            <text:p text:style-name="P13">Engineering Design Project</text:p>
          </table:table-cell>
          <table:table-cell table:style-name="Table1.A1" office:value-type="string">
            <text:p text:style-name="P7">Wireless, Ethernet and ATM Networks</text:p>
            <text:p text:style-name="P14">Communications Engineering</text:p>
            <text:p text:style-name="P14">Data Acquisition <text:span text:style-name="T17">and LabView</text:span></text:p>
            <text:p text:style-name="P14">VHDL <text:span text:style-name="T21">Digital</text:span> Design</text:p>
            <text:p text:style-name="P15">Control Systems Engineering</text:p>
          </table:table-cell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27">Course Work</text:p>
            <text:p text:style-name="P41"><text:a xlink:type="simple" xlink:href="https://www.coursera.org/" text:style-name="Internet_20_link" text:visited-style-name="Visited_20_Internet_20_Link"><text:span text:style-name="T20">Coursera.</text:span></text:a><text:a xlink:type="simple" xlink:href="https://www.coursera.org/" text:style-name="Internet_20_link" text:visited-style-name="Visited_20_Internet_20_Link"><text:span text:style-name="T26">org</text:span></text:a></text:p>
            <text:p text:style-name="P42">2018 <text:span text:style-name="T33">–</text:span> Present</text:p>
          </table:table-cell>
          <table:table-cell table:style-name="Table1.A1" table:number-columns-spanned="2" office:value-type="string">
            <text:p text:style-name="P43"><text:a xlink:type="simple" xlink:href="https://www.coursera.org/verify/DKMDT2RKL9L7" text:style-name="Internet_20_link" text:visited-style-name="Visited_20_Internet_20_Link"><text:span text:style-name="T25">Sensors and Sensor Circuit Design</text:span></text:a><text:span text:style-name="T25"> </text:span><text:span text:style-name="T14">(Coursera Certificate)</text:span></text:p>
            <text:p text:style-name="P44"><text:a xlink:type="simple" xlink:href="https://www.coursera.org/verify/CY49WVLR3X85" text:style-name="Internet_20_link" text:visited-style-name="Visited_20_Internet_20_Link">Motors and Motor Control Circuits</text:a> (Coursera Certificate)</text:p>
            <text:p text:style-name="P16"><text:a xlink:type="simple" xlink:href="https://www.coursera.org/verify/KJASFLYE8XDQ" text:style-name="Internet_20_link" text:visited-style-name="Visited_20_Internet_20_Link"><text:span text:style-name="T20">Introduction to Cyberattacks</text:span></text:a><text:span text:style-name="T20"> </text:span>(Coursera Certificate)</text:p>
            <text:p text:style-name="P16"><text:a xlink:type="simple" xlink:href="https://www.coursera.org/verify/GQ82Q6BLL4VW" text:style-name="Internet_20_link" text:visited-style-name="Visited_20_Internet_20_Link"><text:span text:style-name="T25">Cyber Attack Countermeasures</text:span></text:a> (Coursera Certificate)</text:p>
            <text:p text:style-name="P17"><text:a xlink:type="simple" xlink:href="https://www.coursera.org/account/accomplishments/verify/5WTC68KLYMKN" text:style-name="Internet_20_link" text:visited-style-name="Visited_20_Internet_20_Link">Electric Power Systems</text:a> (Coursera Certificate)</text:p>
            <text:p text:style-name="P17"><text:a xlink:type="simple" xlink:href="https://www.coursera.org/account/accomplishments/verify/GYX6538ESFUS" text:style-name="Internet_20_link" text:visited-style-name="Visited_20_Internet_20_Link">What is Data Science?</text:a> (Coursera Certificate)</text:p>
            <text:p text:style-name="P17"><text:a xlink:type="simple" xlink:href="https://www.coursera.org/account/accomplishments/verify/SKUDYA9JFEL5" text:style-name="Internet_20_link" text:visited-style-name="Visited_20_Internet_20_Link">Data Science Methodology</text:a> (Coursera Certificate)</text:p>
            <text:p text:style-name="P17"><text:a xlink:type="simple" xlink:href="https://www.coursera.org/account/accomplishments/verify/FXSQ3QJLSSTX" text:style-name="Internet_20_link" text:visited-style-name="Visited_20_Internet_20_Link">Tools for Data Science</text:a> (Coursera Certificate)</text:p>
            <text:p text:style-name="P20"><text:a xlink:type="simple" xlink:href="https://www.coursera.org/account/accomplishments/verify/NNHKKJWDJ343" text:style-name="Internet_20_link" text:visited-style-name="Visited_20_Internet_20_Link">Data Analysis with Python</text:a> (Coursera Certificate)</text:p>
            <text:p text:style-name="P20"><text:a xlink:type="simple" xlink:href="https://www.coursera.org/account/accomplishments/verify/2H3QE7NLTQJZ" text:style-name="Internet_20_link" text:visited-style-name="Visited_20_Internet_20_Link">Python for Data Science, AI and Development</text:a> (Coursera Certificate) </text:p>
            <text:p text:style-name="P57"><text:a xlink:type="simple" xlink:href="https://coursera.org/share/8caa880161a155c239375ad6218491e6" text:style-name="Internet_20_link" text:visited-style-name="Visited_20_Internet_20_Link">Data Visualization with Python</text:a> (Coursera Certificate)</text:p>
            <text:p text:style-name="P58"><text:a xlink:type="simple" xlink:href="https://www.coursera.org/account/accomplishments/certificate/8ASWMYXG7VKV" text:style-name="Internet_20_link" text:visited-style-name="Visited_20_Internet_20_Link">Databases and SQL for Data Science with Python</text:a> (Coursera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29">Course Work</text:p>
            <text:p text:style-name="P30"><text:a xlink:type="simple" xlink:href="http://www.kaggle.com/" text:style-name="Internet_20_link" text:visited-style-name="Visited_20_Internet_20_Link">Kaggle.com</text:a></text:p>
            <text:p text:style-name="P38">2021 – Present </text:p>
          </table:table-cell>
          <table:table-cell table:style-name="Table1.A1" table:number-columns-spanned="2" office:value-type="string">
            <text:p text:style-name="P18"><text:a xlink:type="simple" xlink:href="https://www.kaggle.com/learn/certification/markkhusid/python" text:style-name="Internet_20_link" text:visited-style-name="Visited_20_Internet_20_Link">Python</text:a> <text:span text:style-name="T34">(Kaggle</text:span><text:span text:style-name="T32"> Certificate)</text:span></text:p>
            <text:p text:style-name="P18"><text:a xlink:type="simple" xlink:href="https://www.kaggle.com/learn/certification/markkhusid/pandas" text:style-name="Internet_20_link" text:visited-style-name="Visited_20_Internet_20_Link">Pandas</text:a> <text:span text:style-name="T34">(Kaggle</text:span><text:span text:style-name="T32"> Certificate)</text:span></text:p>
            <text:p text:style-name="P18"><text:a xlink:type="simple" xlink:href="https://www.kaggle.com/learn/certification/markkhusid/data-visualization" text:style-name="Internet_20_link" text:visited-style-name="Visited_20_Internet_20_Link">Data Visualization</text:a> <text:span text:style-name="T34">(Kaggle</text:span><text:span text:style-name="T32"> Certificate)</text:span></text:p>
            <text:p text:style-name="P18"><text:a xlink:type="simple" xlink:href="https://www.kaggle.com/learn/certification/markkhusid/time-series" text:style-name="Internet_20_link" text:visited-style-name="Visited_20_Internet_20_Link">Time Series</text:a> <text:span text:style-name="T34">(Kaggle</text:span><text:span text:style-name="T32"> Certificate)</text:span></text:p>
            <text:p text:style-name="P18"><text:a xlink:type="simple" xlink:href="https://www.kaggle.com/learn/certification/markkhusid/data-cleaning" text:style-name="Internet_20_link" text:visited-style-name="Visited_20_Internet_20_Link">Data Cleaning</text:a> <text:span text:style-name="T34">(Kaggle</text:span><text:span text:style-name="T32"> Certificate)</text:span></text:p>
            <text:p text:style-name="P20"><text:a xlink:type="simple" xlink:href="https://www.kaggle.com/learn/certification/markkhusid/intro-to-machine-learning" text:style-name="Internet_20_link" text:visited-style-name="Visited_20_Internet_20_Link">Introduction to Machine Learning</text:a> (Kaggle Certificate)</text:p>
            <text:p text:style-name="P58"><text:a xlink:type="simple" xlink:href="https://www.kaggle.com/learn/certification/markkhusid/intro-to-sql" text:style-name="Internet_20_link" text:visited-style-name="Visited_20_Internet_20_Link">Introduction to SQL</text:a> (Kaggl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31">Course Work</text:p>
            <text:p text:style-name="P19"><text:a xlink:type="simple" xlink:href="https://tryhackme.com/p/markkhusid" text:style-name="Internet_20_link" text:visited-style-name="Visited_20_Internet_20_Link"><text:span text:style-name="T1">Tryhackme.com</text:span></text:a></text:p>
            <text:p text:style-name="P19">2021 - Present</text:p>
          </table:table-cell>
          <table:table-cell table:style-name="Table1.A1" table:number-columns-spanned="2" office:value-type="string">
            <text:p text:style-name="P19">Complete Beginner Learning Path (Tryhackme Certificate)</text:p>
            <text:p text:style-name="P19">Pre – Security Learning Path (Tryhackme Certificate)</text:p>
            <text:p text:style-name="P20">Web Fundamentals Learning Path (Tryhackm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15">
          <table:table-cell table:style-name="Table1.A1" office:value-type="string">
            <text:p text:style-name="P22">Honors &amp; Awards</text:p>
          </table:table-cell>
          <table:table-cell table:style-name="Table1.A1" office:value-type="string">
            <text:list xml:id="list1647706113" text:style-name="WW8Num4">
              <text:list-item>
                <text:p text:style-name="P46">Dean’s List, Fall 1996 – June 2000</text:p>
              </text:list-item>
              <text:list-item>
                <text:p text:style-name="P45">William L. Everitt Student Award of Excellence</text:p>
              </text:list-item>
              <text:list-item>
                <text:p text:style-name="P45">IEEE Student Branch Award</text:p>
              </text:list-item>
            </text:list>
          </table:table-cell>
          <table:table-cell table:style-name="Table1.A1" office:value-type="string">
            <text:list xml:id="list121104220300195" text:continue-numbering="true" text:style-name="WW8Num4">
              <text:list-item>
                <text:p text:style-name="P46">Best Project Award – 1999 Summer Junior Research Internship Program</text:p>
              </text:list-item>
              <text:list-item>
                <text:p text:style-name="P45">Professor Myron M. Rosenthal Scholarship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22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3">
          <table:table-cell table:style-name="Table1.A1" office:value-type="string">
            <text:p text:style-name="P22">Employment</text:p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18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19">
          <table:table-cell table:style-name="Table1.A1" office:value-type="string">
            <text:p text:style-name="P12">2/2019 – Present</text:p>
          </table:table-cell>
          <table:table-cell table:style-name="Table1.A1" table:number-columns-spanned="2" office:value-type="string">
            <text:p text:style-name="P24">Moog, Inc., <text:span text:style-name="T5">East Aurora, N.Y.</text:span></text:p>
            <text:p text:style-name="P36">Electrical Design Engineer</text:p>
          </table:table-cell>
          <table:covered-table-cell/>
        </table:table-row>
        <table:table-row table:style-name="Table1.20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624300688" text:style-name="WW8Num5">
              <text:list-item>
                <text:p text:style-name="P60">Designed <text:span text:style-name="T14">mixed-signal circuit card assemblies launch vehicle applications</text:span></text:p>
              </text:list-item>
              <text:list-item>
                <text:p text:style-name="P62">Participated in system integration testing and control loop closure activities for Electronic Control Units for launch vehicle applications</text:p>
              </text:list-item>
              <text:list-item>
                <text:p text:style-name="P62">Developed combination of Pspice, Python, Fortran and Jupyter Notebooks to analyze complex circuits and <text:span text:style-name="T15">Electronics Control Unit subsystems</text:span></text:p>
              </text:list-item>
              <text:list-item>
                <text:p text:style-name="P72">Performed worst – case circuit analysis using in – depth custom component models</text:p>
              </text:list-item>
              <text:list-item>
                <text:p text:style-name="P63">Prepared and presented designs to customers</text:p>
              </text:list-item>
            </text:list>
          </table:table-cell>
          <table:covered-table-cell/>
        </table:table-row>
        <text:soft-page-break/>
        <table:table-row table:style-name="Table1.20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21102805835474" text:continue-numbering="true" text:style-name="WW8Num5">
              <text:list-header>
                <text:p text:style-name="P60"/>
              </text:list-header>
            </text:list>
          </table:table-cell>
          <table:covered-table-cell/>
        </table:table-row>
        <table:table-row table:style-name="Table1.22">
          <table:table-cell table:style-name="Table1.A1" office:value-type="string">
            <text:p text:style-name="P11">1/2014 – <text:span text:style-name="T16">9/2018</text:span></text:p>
          </table:table-cell>
          <table:table-cell table:style-name="Table1.A1" table:number-columns-spanned="2" office:value-type="string">
            <text:p text:style-name="P35">Electrical Engineering Consultant</text:p>
            <text:list xml:id="list121104153100203" text:continue-numbering="true" text:style-name="WW8Num5">
              <text:list-item>
                <text:p text:style-name="P47">Consulted on and designed novel devices for solar power applications</text:p>
              </text:list-item>
              <text:list-item>
                <text:p text:style-name="P47">Constructed prototypes from concept to testing phase using engineering best practices</text:p>
              </text:list-item>
              <text:list-item>
                <text:p text:style-name="P61">Used LTSpice to simulate designs and verify concordance with test results from built prototypes</text:p>
              </text:list-item>
              <text:list-item>
                <text:p text:style-name="P61">Implemented out-of-the-box solutions to solve design and testing challenges in small scale and unique solar power applications</text:p>
              </text:list-item>
            </text:list>
          </table:table-cell>
          <table:covered-table-cell/>
        </table:table-row>
        <table:table-row table:style-name="Table1.18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22">
          <table:table-cell table:style-name="Table1.A1" office:value-type="string">
            <text:p text:style-name="P6">7/200<text:span text:style-name="T5">7</text:span> – <text:span text:style-name="T5">12/2013</text:span></text:p>
          </table:table-cell>
          <table:table-cell table:style-name="Table1.A1" table:number-columns-spanned="2" office:value-type="string">
            <text:p text:style-name="P22">Moog, Inc., <text:span text:style-name="T5">East Aurora, N.Y.</text:span></text:p>
            <text:p text:style-name="P21">Electrical Design Engineer</text:p>
            <text:list xml:id="list121104418158482" text:continue-numbering="true" text:style-name="WW8Num5">
              <text:list-item>
                <text:p text:style-name="P48">Designed analog and power circuit card assemblies for mission-critical Electronic Control Units <text:span text:style-name="T5">for the Taurus II, Delta IV and Centaur Launch Vehicles</text:span></text:p>
              </text:list-item>
              <text:list-item>
                <text:p text:style-name="P49">Designed, tested and implemented all-opamp Inductive Simulator for simulating servovalve dynamic response</text:p>
              </text:list-item>
              <text:list-item>
                <text:p text:style-name="P49">Designed test fixtures for 787 Aircraft program</text:p>
              </text:list-item>
              <text:list-item>
                <text:p text:style-name="P48">Analyzed complex circuits using <text:span text:style-name="T14">P</text:span>Spice, Math<text:span text:style-name="T22">CAD</text:span> and Matlab analysis software</text:p>
              </text:list-item>
              <text:list-item>
                <text:p text:style-name="P48">Prepared and presented designs to customers</text:p>
              </text:list-item>
            </text:list>
          </table:table-cell>
          <table:covered-table-cell/>
        </table:table-row>
        <table:table-row table:style-name="Table1.25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25"/>
          </table:table-cell>
          <table:covered-table-cell/>
        </table:table-row>
        <table:table-row table:style-name="Table1.25">
          <table:table-cell table:style-name="Table1.A1" office:value-type="string">
            <text:p text:style-name="P9">1/2007 – 7/2007</text:p>
          </table:table-cell>
          <table:table-cell table:style-name="Table1.A1" table:number-columns-spanned="2" office:value-type="string">
            <text:p text:style-name="P25">Moog, Inc., East Aurora, N.Y.</text:p>
            <text:p text:style-name="P25">Engineering Technician</text:p>
            <text:list xml:id="list121104672677796" text:continue-numbering="true" text:style-name="WW8Num5">
              <text:list-item>
                <text:p text:style-name="P64">Constructed test fixtures to test flight critical electronic circuit boards</text:p>
              </text:list-item>
              <text:list-item>
                <text:p text:style-name="P64">Coordinated with engineering to optimize test fixture construction and test procedures</text:p>
              </text:list-item>
              <text:list-item>
                <text:p text:style-name="P64">Performed development and production testing of flight critical electronic circuit boards</text:p>
              </text:list-item>
            </text:list>
          </table:table-cell>
          <table:covered-table-cell/>
        </table:table-row>
        <table:table-row table:style-name="Table1.27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25"/>
          </table:table-cell>
          <table:covered-table-cell/>
        </table:table-row>
        <table:table-row table:style-name="Table1.28">
          <table:table-cell table:style-name="Table1.A1" office:value-type="string">
            <text:p text:style-name="P9">2/2006 – 9/2006</text:p>
          </table:table-cell>
          <table:table-cell table:style-name="Table1.A1" table:number-columns-spanned="2" office:value-type="string">
            <text:p text:style-name="P25">Keller Technology Corporation, Inc., Tonawanda, N.Y.</text:p>
            <text:p text:style-name="P25">Electrical Controls Engineer</text:p>
            <text:list xml:id="list121103408936859" text:continue-numbering="true" text:style-name="WW8Num5">
              <text:list-item>
                <text:p text:style-name="P64">Designed electrical control systems for novel and complete manufacturing machinery</text:p>
              </text:list-item>
              <text:list-item>
                <text:p text:style-name="P64">Prepared drawing package of electrical schematics in AutoCAD Electrical 2006</text:p>
              </text:list-item>
              <text:list-item>
                <text:p text:style-name="P64">Researched and documented cost <text:span text:style-name="T6">estimates to design and fabricate electrical control systems in response to user requirement specifications</text:span></text:p>
              </text:list-item>
            </text:list>
          </table:table-cell>
          <table:covered-table-cell/>
        </table:table-row>
        <table:table-row table:style-name="Table1.25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0">
          <table:table-cell table:style-name="Table1.A1" office:value-type="string">
            <text:p text:style-name="P10">3/2003-2/2006</text:p>
          </table:table-cell>
          <table:table-cell table:style-name="Table1.A1" table:number-columns-spanned="2" office:value-type="string">
            <text:p text:style-name="P33">MK Buffalo Unlimited, LLC, Buffalo, N.Y.</text:p>
            <text:p text:style-name="P34">Real Estate Investor</text:p>
            <text:list xml:id="list629736481" text:style-name="WW8Num3">
              <text:list-item>
                <text:p text:style-name="P65">Acquired, rehabilitated and tenanted investment properties in the Buffalo, N.Y. area</text:p>
              </text:list-item>
              <text:list-item>
                <text:p text:style-name="P65">Communicated with accountants, attorneys, brokers and other business consultants and acquired knowledge of their respective fields</text:p>
              </text:list-item>
              <text:list-item>
                <text:p text:style-name="P65">Managed costs and rental income to insure business profitability</text:p>
              </text:list-item>
              <text:list-item>
                <text:p text:style-name="P65">Acquired knowledge and skill in financial statements and business computer software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32">
          <table:table-cell table:style-name="Table1.A1" office:value-type="string">
            <text:p text:style-name="P6">9/2000 – 3/2003</text:p>
          </table:table-cell>
          <table:table-cell table:style-name="Table1.A1" table:number-columns-spanned="2" office:value-type="string">
            <text:p text:style-name="P22">Space Technology Branch, US Army CECOM, Fort Monmouth, N.J.</text:p>
            <text:p text:style-name="P21">Computer Engineer</text:p>
            <text:list xml:id="list121104312328288" text:continue-numbering="true" text:style-name="WW8Num3">
              <text:list-item>
                <text:p text:style-name="P50">Designed, assembled, configured and installed mission-critical computer systems in fixed, Army vehicular and airborne assets </text:p>
              </text:list-item>
              <text:list-item>
                <text:p text:style-name="P50">Performed extensive design, construction and field testing of Army tactical Wireless RF and Optical communications systems</text:p>
              </text:list-item>
              <text:list-item>
                <text:p text:style-name="P50">Soldered and assembled prototype Army electronic, optical and RF circuits and systems</text:p>
              </text:list-item>
              <text:list-item>
                <text:p text:style-name="P50">Configured routers, switches and transceiver communications components</text:p>
              </text:list-item>
              <text:list-item>
                <text:p text:style-name="P50">Spliced and connectorized Army and commercial optical fiber cables and network cables</text:p>
              </text:list-item>
            </text:list>
          </table:table-cell>
          <table:covered-table-cell/>
        </table:table-row>
        <table:table-row table:style-name="Table1.3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2">
          <table:table-cell table:style-name="Table1.A1" office:value-type="string">
            <text:p text:style-name="P6">1/1999 – 6/2000</text:p>
          </table:table-cell>
          <table:table-cell table:style-name="Table1.A1" table:number-columns-spanned="2" office:value-type="string">
            <text:p text:style-name="P22">MP3L Laboratory, Polytechnic University, Brooklyn, N.Y.</text:p>
            <text:p text:style-name="P21">Research Assistant</text:p>
            <text:list xml:id="list1150127621" text:style-name="WW8Num1">
              <text:list-item>
                <text:p text:style-name="P51"><text:span text:style-name="T35">A</text:span>ssembled experimental apparatus to study optical microresonators</text:p>
              </text:list-item>
              <text:list-item>
                <text:p text:style-name="P52">Worked with laser diodes, optical fibers and interferometers</text:p>
              </text:list-item>
              <text:list-item>
                <text:p text:style-name="P51">Machined an optical fiber – microsphere coupler <text:span text:style-name="T35">for</text:span> telecommunications application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36">
          <table:table-cell table:style-name="Table1.A1" office:value-type="string">
            <text:p text:style-name="P8">5/1997 – 8/1997</text:p>
          </table:table-cell>
          <table:table-cell table:style-name="Table1.A1" table:number-columns-spanned="2" office:value-type="string">
            <text:p text:style-name="P22">Markperi International Enterprises Inc., Islandia, N.Y.</text:p>
            <text:p text:style-name="P21">CAD / Computer Consultant</text:p>
            <text:list xml:id="list4255212288" text:style-name="WW8Num2">
              <text:list-item>
                <text:p text:style-name="P53">Drafted electrical schematics and machine parts utilizing AutoCAD</text:p>
              </text:list-item>
              <text:list-item>
                <text:p text:style-name="P53">Coordinated with technicians to improve existing drawings</text:p>
              </text:list-item>
              <text:list-item>
                <text:p text:style-name="P53">Installed and maintained network over company computer systems</text:p>
              </text:list-item>
            </text:list>
          </table:table-cell>
          <table:covered-table-cell/>
        </table:table-row>
        <text:soft-page-break/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38">
          <table:table-cell table:style-name="Table1.A1" office:value-type="string">
            <text:p text:style-name="P22">Publications</text:p>
          </table:table-cell>
          <table:table-cell table:style-name="Table1.A1" table:number-columns-spanned="2" office:value-type="string">
            <text:p text:style-name="P6">Neil J. Vallestero, <text:span text:style-name="T1">Mark Khusid</text:span>, Narasimha S. Prasad, John C. Carrano, George Duchak, Jennifer C. Ricklin, Mikhail A. Vorontsov, "Free-space optical communication systems (FOCUS): an Army overview," Proc. SPIE 4821, Free-Space Laser Communication and Laser Imaging II, (9 December 2002); https://doi.org/10.1117/12.450522</text:p>
            <text:p text:style-name="P7"/>
            <text:p text:style-name="P7"><text:span text:style-name="T38">Narasimha S. Prasad, Patrick T Kratovil, Sara C. Tucker, Neil J. Vallestero, </text:span><text:span text:style-name="T2">Mark Khusid</text:span><text:span text:style-name="T38">, "Free-space optical communication link performance enhancement via modified receiver geometric characteristics," Proc. SPIE 5160, Free-Space Laser Communication and Active Laser Illumination III, (27 January 2004); https://doi.org/10.1117/12.510630</text:span></text:p>
          </table:table-cell>
          <table:covered-table-cell/>
        </table:table-row>
        <table:table-row table:style-name="Table1.25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40">
          <table:table-cell table:style-name="Table1.A1" office:value-type="string">
            <text:p text:style-name="P22">Special Skills</text:p>
            <text:p text:style-name="P28"/>
          </table:table-cell>
          <table:table-cell table:style-name="Table1.A1" table:number-columns-spanned="2" office:value-type="string">
            <text:list xml:id="list121103390395907" text:continue-numbering="true" text:style-name="WW8Num2">
              <text:list-item>
                <text:p text:style-name="P54"><text:span text:style-name="T36">B</text:span><text:span text:style-name="T13">inary reverse engineering, </text:span>cybersecurity tradecraft, vulnerability analysis, exploit development, writing shellcode for x86-64, x86 and ARM processors</text:p>
              </text:list-item>
              <text:list-item>
                <text:p text:style-name="P73">Proficient in basic web page design, web server operations, Amazon Web Services server administration, Docker Container deployment, and OpenVPN server administration</text:p>
              </text:list-item>
              <text:list-item>
                <text:p text:style-name="P55"><text:span text:style-name="T11">Webmaster for </text:span><text:a xlink:type="simple" xlink:href="http://www.mkdynamics.net/" text:style-name="Internet_20_link" text:visited-style-name="Visited_20_Internet_20_Link"><text:span text:style-name="T11">www.mkdynamics.net</text:span></text:a><text:span text:style-name="T11"> </text:span><text:span text:style-name="T27">and </text:span><text:span text:style-name="T28">a </text:span><text:span text:style-name="T27">Jupyter Lab server</text:span></text:p>
              </text:list-item>
              <text:list-item>
                <text:p text:style-name="P54">Proficient in <text:span text:style-name="T7">Red Hat </text:span>Fedora <text:span text:style-name="T7">and Debian based </text:span>Linux <text:span text:style-name="T7">such as Fedora Core, Kali, Parrot OS, and Ubuntu, Whonix and TAILS</text:span></text:p>
              </text:list-item>
              <text:list-item>
                <text:p text:style-name="P56">Proficient in Python, C/C++, x86, x86-64 and ARM Assembly, Pascal and Fortran <text:span text:style-name="T29">p</text:span>rogramming <text:span text:style-name="T29">l</text:span>anguages. <text:s/><text:span text:style-name="T40">Knowledgeable in the Ada programming language.</text:span></text:p>
              </text:list-item>
              <text:list-item>
                <text:p text:style-name="P67">Proficient in the Numpy, Pandas and ipywidgets extensions to the Python programming language</text:p>
              </text:list-item>
              <text:list-item>
                <text:p text:style-name="P68">Proficient in lathe and milling machine operations, electr<text:span text:style-name="T13">onic</text:span> circuit design, soldering and construction, computer assembly and troubleshooting, automotive maintenance and repair</text:p>
              </text:list-item>
            </text:list>
          </table:table-cell>
          <table:covered-table-cell/>
        </table:table-row>
        <table:table-row table:style-name="Table1.41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42">
          <table:table-cell table:style-name="Table1.A1" office:value-type="string">
            <text:p text:style-name="P26">Hobbies</text:p>
          </table:table-cell>
          <table:table-cell table:style-name="Table1.A1" table:number-columns-spanned="2" office:value-type="string">
            <text:list xml:id="list121103611240031" text:continue-numbering="true" text:style-name="WW8Num2">
              <text:list-item>
                <text:p text:style-name="P69">Practicing penetration testing and Capture The Flag competitions on HackTheBox.eu, <text:span text:style-name="T35">Tryhackme.com</text:span> <text:span text:style-name="T30">and Pentester Academy</text:span></text:p>
              </text:list-item>
              <text:list-item>
                <text:p text:style-name="P66">Licensed Amateur Radio Operator with Extra Class license. <text:s/>Licensed Volunteer Examiner by ARRL, Volunteer Exam Coordinator</text:p>
              </text:list-item>
              <text:list-item>
                <text:p text:style-name="P70">Data communications using the AX25 <text:span text:style-name="T28">protocol </text:span>over TCP/IP protocol on VHF Ham radios <text:span text:style-name="T28">and Broadband Hamnet</text:span></text:p>
              </text:list-item>
              <text:list-item>
                <text:p text:style-name="P71">Mixing Python and Fortran code in the Jupyter Lab development environment</text:p>
              </text:list-item>
              <text:list-item>
                <text:p text:style-name="P70">Raspberry Pi projects</text:p>
              </text:list-item>
              <text:list-item>
                <text:p text:style-name="P66"><text:span text:style-name="T23">Black Belt (1</text:span><text:span text:style-name="T24">st</text:span><text:span text:style-name="T23"> Degree) in</text:span> Tae Kwon Do, <text:span text:style-name="T28">Black Belt </text:span><text:span text:style-name="T36">(1</text:span><text:span text:style-name="T37">st</text:span><text:span text:style-name="T36"> Degree)</text:span><text:span text:style-name="T28"> in Krav Maga, </text:span>Shaolin Kungfu <text:span text:style-name="T28">hobbyist</text:span>, <text:span text:style-name="T8">weight lifting </text:span><text:span text:style-name="T31">and functional training, </text:span><text:span text:style-name="T35">c</text:span><text:span text:style-name="T8">amping, </text:span><text:span text:style-name="T9">primitive survival and self-sufficiency <text:s/></text:span></text:p>
              </text:list-item>
            </text:list>
          </table:table-cell>
          <table:covered-table-cell/>
        </table:table-row>
        <table:table-row table:style-name="Table1.42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 table:style-name="Table1.44">
          <table:table-cell table:style-name="Table1.A1" office:value-type="string">
            <text:p text:style-name="P22">References</text:p>
          </table:table-cell>
          <table:table-cell table:style-name="Table1.A1" table:number-columns-spanned="2" office:value-type="string">
            <text:p text:style-name="P6">Available upon reque<text:span text:style-name="T10">st</text:span></text:p>
          </table:table-cell>
          <table:covered-table-cell/>
        </table:table-row>
      </table:table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4402in" fo:margin-left="1.25in" fo:margin-right="1.25in" style:shadow="none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rk Khusid</dc:title>
    <meta:initial-creator> </meta:initial-creator>
    <meta:creation-date>2006-01-24T13:02:00</meta:creation-date>
    <dc:date>2022-07-31T12:11:02.361560485</dc:date>
    <meta:print-date>2005-09-23T22:33:00</meta:print-date>
    <meta:editing-cycles>28</meta:editing-cycles>
    <meta:editing-duration>PT19H37M47S</meta:editing-duration>
    <meta:generator>LibreOffice/7.1.8.1$Linux_X86_64 LibreOffice_project/10$Build-1</meta:generator>
    <meta:document-statistic meta:table-count="1" meta:image-count="0" meta:object-count="0" meta:page-count="3" meta:paragraph-count="148" meta:word-count="1105" meta:character-count="8179" meta:non-whitespace-character-count="7249"/>
  </office:meta>
</office:document-meta>
</file>